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style="italic" fo:font-weight="normal"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2pt" fo:language="fr" fo:country="FR" fo:font-style="italic"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0pt" fo:language="fr" fo:country="FR" fo:font-weight="normal"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normal" officeooo:rsid="001e6bc0" officeooo:paragraph-rsid="001e6bc0"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style>
    <style:style style:name="P9" style:family="paragraph" style:parent-style-name="Standard">
      <style:paragraph-properties fo:margin-top="0cm" fo:margin-bottom="0.353cm" loext:contextual-spacing="false" fo:line-height="115%" fo:text-align="start" style:justify-single-word="false"/>
    </style:style>
    <style:style style:name="P10" style:family="paragraph" style:parent-style-name="Standard">
      <style:paragraph-properties fo:margin-top="0cm" fo:margin-bottom="0.353cm" loext:contextual-spacing="false" fo:line-height="115%" fo:text-align="start" style:justify-single-word="false"/>
      <style:text-properties officeooo:paragraph-rsid="001a7856"/>
    </style:style>
    <style:style style:name="P11" style:family="paragraph" style:parent-style-name="Standard">
      <style:paragraph-properties fo:margin-top="0cm" fo:margin-bottom="0.353cm" loext:contextual-spacing="false" fo:line-height="115%" fo:text-align="start" style:justify-single-word="false"/>
      <style:text-properties officeooo:paragraph-rsid="001abf44"/>
    </style:style>
    <style:style style:name="P12" style:family="paragraph" style:parent-style-name="Standard" style:master-page-name="">
      <loext:graphic-properties draw:fill="none"/>
      <style:paragraph-properties fo:margin-left="2cm" fo:margin-right="0cm" fo:margin-top="0cm" fo:margin-bottom="0.353cm" loext:contextual-spacing="false" fo:line-height="115%" fo:text-align="start" style:justify-single-word="false" fo:text-indent="0cm" style:auto-text-indent="false" style:page-number="auto" fo:background-color="transparent"/>
    </style:style>
    <style:style style:name="P13" style:family="paragraph" style:parent-style-name="Standard">
      <loext:graphic-properties draw:fill="none"/>
      <style:paragraph-properties fo:margin-left="2cm" fo:margin-right="0cm" fo:margin-top="0cm" fo:margin-bottom="0.353cm" loext:contextual-spacing="false" fo:line-height="115%" fo:text-align="start" style:justify-single-word="false" fo:text-indent="0cm" style:auto-text-indent="false" fo:background-color="transparent"/>
      <style:text-properties fo:font-size="8pt" style:font-size-asian="8pt" style:font-size-complex="8pt"/>
    </style:style>
    <style:style style:name="P14" style:family="paragraph" style:parent-style-name="Standard">
      <loext:graphic-properties draw:fill="none"/>
      <style:paragraph-properties fo:margin-left="2cm" fo:margin-right="0cm" fo:margin-top="0cm" fo:margin-bottom="0.353cm" loext:contextual-spacing="false" fo:line-height="115%" fo:text-align="start" style:justify-single-word="false" fo:text-indent="0cm" style:auto-text-indent="false" fo:background-color="transparent"/>
    </style:style>
    <style:style style:name="P15" style:family="paragraph" style:parent-style-name="Standard">
      <style:paragraph-properties fo:margin-top="0cm" fo:margin-bottom="0.353cm" loext:contextual-spacing="false" fo:line-height="115%" fo:text-align="start" style:justify-single-word="false"/>
      <style:text-properties officeooo:paragraph-rsid="001e6bc0"/>
    </style:style>
    <style:style style:name="P16" style:family="paragraph" style:parent-style-name="Standard">
      <style:paragraph-properties fo:margin-top="0cm" fo:margin-bottom="0.353cm" loext:contextual-spacing="false" fo:line-height="115%" fo:text-align="start" style:justify-single-word="false"/>
      <style:text-properties officeooo:paragraph-rsid="001abf44"/>
    </style:style>
    <style:style style:name="P1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normal" officeooo:rsid="00206e3a" officeooo:paragraph-rsid="001abf44" fo:background-color="transparent" style:font-name-asian="Calibri1" style:font-size-asian="7.84999990463257pt" style:font-name-complex="Calibri1" style:font-size-complex="9pt"/>
    </style:style>
    <style:style style:name="T1" style:family="text">
      <style:text-properties style:use-window-font-color="true" style:font-name="Calibri1" fo:font-size="9pt" fo:language="fr" fo:country="FR" fo:font-weight="normal" officeooo:rsid="001a7856"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3" style:family="text">
      <style:text-properties style:use-window-font-color="true" style:font-name="Calibri1" fo:font-size="9pt" fo:language="fr" fo:country="FR" fo:font-style="italic" fo:font-weight="normal" officeooo:rsid="0017deff" fo:background-color="transparent" loext:char-shading-value="0" style:font-name-asian="Calibri1" style:font-name-complex="Calibri1"/>
    </style:style>
    <style:style style:name="T4" style:family="text">
      <style:text-properties style:use-window-font-color="true" style:font-name="Calibri1" fo:font-size="9pt" fo:language="fr" fo:country="FR" fo:font-style="italic" fo:font-weight="normal" officeooo:rsid="001c0f30" fo:background-color="transparent" loext:char-shading-value="0" style:font-name-asian="Calibri1" style:font-name-complex="Calibri1"/>
    </style:style>
    <style:style style:name="T5" style:family="text">
      <style:text-properties style:use-window-font-color="true" style:font-name="Calibri1" fo:font-size="9pt" fo:language="fr" fo:country="FR" fo:font-style="italic" fo:font-weight="normal" officeooo:rsid="00213b3f" fo:background-color="transparent" loext:char-shading-value="0" style:font-name-asian="Calibri1" style:font-name-complex="Calibri1"/>
    </style:style>
    <style:style style:name="T6" style:family="text">
      <style:text-properties style:use-window-font-color="true" style:font-name="Calibri1" fo:font-size="9pt" fo:language="fr" fo:country="FR" fo:font-weight="bold" fo:background-color="transparent" loext:char-shading-value="0" style:font-name-asian="Calibri1" style:font-size-asian="7.84999990463257pt" style:font-name-complex="Calibri1" style:font-size-complex="9pt"/>
    </style:style>
    <style:style style:name="T7"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8"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9" style:family="text">
      <style:text-properties style:use-window-font-color="true" style:font-name="Calibri1" fo:font-size="12pt" fo:language="fr" fo:country="FR" style:text-underline-style="solid" style:text-underline-width="auto" style:text-underline-color="font-color" fo:font-weight="normal" officeooo:rsid="001c0f30" style:text-underline-mode="continuous" style:text-overline-mode="continuous" style:text-line-through-mode="continuous" fo:background-color="transparent" loext:char-shading-value="0" style:font-name-asian="Calibri1" style:font-name-complex="Calibri1"/>
    </style:style>
    <style:style style:name="T10" style:family="text">
      <style:text-properties style:use-window-font-color="true" style:font-name="Calibri1" fo:font-size="8pt" fo:language="fr" fo:country="FR" fo:font-weight="normal" fo:background-color="transparent" loext:char-shading-value="0" style:font-name-asian="Calibri1" style:font-name-complex="Calibri1"/>
    </style:style>
    <style:style style:name="T11" style:family="text">
      <style:text-properties style:use-window-font-color="true" style:font-name="Calibri1" fo:font-size="8pt" fo:language="fr" fo:country="FR" fo:font-weight="normal" officeooo:rsid="001ca380" fo:background-color="transparent" loext:char-shading-value="0" style:font-name-asian="Calibri1" style:font-name-complex="Calibri1"/>
    </style:style>
    <style:style style:name="T12" style:family="text">
      <style:text-properties style:use-window-font-color="true" style:font-name="Calibri1" fo:font-size="8pt" fo:language="fr" fo:country="FR" fo:font-weight="normal" officeooo:rsid="001e6bc0" fo:background-color="transparent" loext:char-shading-value="0" style:font-name-asian="Calibri1" style:font-name-complex="Calibri1"/>
    </style:style>
    <style:style style:name="T13" style:family="text">
      <style:text-properties style:use-window-font-color="true" style:font-name="Calibri1" fo:font-size="8pt" fo:language="fr" fo:country="FR" fo:font-weight="normal" officeooo:rsid="00213b3f" fo:background-color="transparent" loext:char-shading-value="0" style:font-name-asian="Calibri1" style:font-name-complex="Calibri1"/>
    </style:style>
    <style:style style:name="T14" style:family="text">
      <style:text-properties style:use-window-font-color="true" style:font-name="Calibri1" fo:font-size="8pt" fo:language="fr" fo:country="FR" fo:font-weight="normal" officeooo:rsid="00225d44" fo:background-color="transparent" loext:char-shading-value="0" style:font-name-asian="Calibri1" style:font-name-complex="Calibri1"/>
    </style:style>
    <style:style style:name="T15" style:family="text">
      <style:text-properties style:use-window-font-color="true" style:font-name="Calibri1" fo:font-size="8pt" fo:language="fr" fo:country="FR" fo:font-weight="normal" officeooo:rsid="00206e3a" fo:background-color="transparent" loext:char-shading-value="0" style:font-name-asian="Calibri1" style:font-size-asian="7.84999990463257pt" style:font-name-complex="Calibri1" style:font-size-complex="9pt"/>
    </style:style>
    <style:style style:name="T16" style:family="text">
      <style:text-properties style:use-window-font-color="true" style:font-name="Calibri1" fo:font-size="8pt" fo:language="fr" fo:country="FR" fo:font-weight="normal" officeooo:rsid="00225d44" fo:background-color="transparent" loext:char-shading-value="0" style:font-name-asian="Calibri1" style:font-size-asian="7.84999990463257pt" style:font-name-complex="Calibri1" style:font-size-complex="9pt"/>
    </style:style>
    <style:style style:name="T17" style:family="text">
      <style:text-properties style:use-window-font-color="true" style:font-name="Calibri1" fo:font-size="8pt" fo:language="fr" fo:country="FR" fo:font-weight="normal" officeooo:rsid="00213b3f" fo:background-color="transparent" loext:char-shading-value="0" style:font-name-asian="Calibri1" style:font-size-asian="8pt" style:font-name-complex="Calibri1" style:font-size-complex="8pt"/>
    </style:style>
    <style:style style:name="T18" style:family="text">
      <style:text-properties style:use-window-font-color="true" style:font-name="Calibri1" fo:font-size="8pt" fo:language="fr" fo:country="FR" fo:font-weight="normal" officeooo:rsid="00225d44" fo:background-color="transparent" loext:char-shading-value="0" style:font-name-asian="Calibri1" style:font-size-asian="8pt" style:font-name-complex="Calibri1" style:font-size-complex="8pt"/>
    </style:style>
    <style:style style:name="T19"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20" style:family="text">
      <style:text-properties style:use-window-font-color="true" style:font-name="Calibri1" fo:font-size="8pt" fo:language="fr" fo:country="FR" fo:font-weight="bold" officeooo:rsid="001c0f30" fo:background-color="transparent" loext:char-shading-value="0" style:font-name-asian="Calibri1" style:font-name-complex="Calibri1"/>
    </style:style>
    <style:style style:name="T21" style:family="text">
      <style:text-properties style:use-window-font-color="true" style:font-name="Calibri1" fo:language="fr" fo:country="FR" fo:font-weight="normal" officeooo:rsid="001c0f30" fo:background-color="transparent" loext:char-shading-value="0" style:font-name-asian="Calibri1" style:font-name-complex="Calibri1"/>
    </style:style>
    <style:style style:name="T22" style:family="text">
      <style:text-properties style:use-window-font-color="true" style:font-name="Calibri1" fo:language="fr" fo:country="FR" fo:font-weight="normal" officeooo:rsid="00213b3f" fo:background-color="transparent" loext:char-shading-value="0" style:font-name-asian="Calibri1" style:font-name-complex="Calibri1"/>
    </style:style>
    <style:style style:name="T23" style:family="text">
      <style:text-properties style:use-window-font-color="true" style:font-name="Calibri1" fo:language="fr" fo:country="FR" fo:font-weight="normal" officeooo:rsid="00225d44" fo:background-color="transparent" loext:char-shading-value="0" style:font-name-asian="Calibri1" style:font-name-complex="Calibri1"/>
    </style:style>
    <style:style style:name="T24" style:family="text">
      <style:text-properties officeooo:rsid="0017deff"/>
    </style:style>
    <style:style style:name="T25" style:family="text">
      <style:text-properties officeooo:rsid="001c0f30"/>
    </style:style>
    <style:style style:name="T26" style:family="text">
      <style:text-properties officeooo:rsid="0020d074"/>
    </style:style>
    <style:style style:name="T27" style:family="text">
      <style:text-properties officeooo:rsid="00213b3f"/>
    </style:style>
    <style:style style:name="T28" style:family="text">
      <style:text-properties officeooo:rsid="00225d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3">Rapport de réunion n°<text:span text:style-name="T27">2</text:span></text:p>
      <text:p text:style-name="P3"/>
      <text:p text:style-name="P9"><text:span text:style-name="T7"><text:tab/></text:span><text:span text:style-name="T2">Date de la réunion : </text:span><text:span text:style-name="T5">5</text:span><text:span text:style-name="T3">/</text:span><text:span text:style-name="T4">02</text:span><text:span text:style-name="T2">/202</text:span><text:span text:style-name="T4">1</text:span></text:p>
      <text:p text:style-name="P2"><text:tab/>Date de la prochaine réunion : <text:span text:style-name="T27">12</text:span><text:span text:style-name="T24">/</text:span><text:span text:style-name="T25">0</text:span><text:span text:style-name="T24">2</text:span>/202<text:span text:style-name="T25">1</text:span></text:p>
      <text:p text:style-name="P4"/>
      <text:p text:style-name="P8"><text:span text:style-name="T8">Ordre du jour : </text:span><text:span text:style-name="T9">Lancement du stage</text:span></text:p>
      <text:p text:style-name="P5"/>
      <text:p text:style-name="P9"><text:span text:style-name="T19">1. Ce que l</text:span><text:span text:style-name="T20">e stagiaire a</text:span><text:span text:style-name="T19"> dit</text:span></text:p>
      <text:p text:style-name="P12"><text:span text:style-name="T1"><text:tab/></text:span><text:span text:style-name="T17">Nous avons pris connaissance de quatre documents ainsi que des deux datasets </text:span><text:span text:style-name="T18">d’étude.</text:span><text:span text:style-name="T17"> Nous avons lu deux documents sur la méthodologie </text:span><text:span text:style-name="T18">d’évaluation</text:span><text:span text:style-name="T17"> des IDS et sur la </text:span><text:span text:style-name="T18">nécessité</text:span><text:span text:style-name="T17"> de pouvoir </text:span><text:span text:style-name="T18">générer</text:span><text:span text:style-name="T17"> du trafic avec une labellisation fiable. Nous avons aussi lu deux documents </text:span><text:span text:style-name="T18">présentant</text:span><text:span text:style-name="T17"> deux dataset</text:span><text:span text:style-name="T18">s</text:span><text:span text:style-name="T17"> </text:span><text:span text:style-name="T18">intéressants.</text:span></text:p>
      <text:p text:style-name="P13"><text:span text:style-name="T21"><text:tab/></text:span><text:span text:style-name="T22">Il y a un dataset avec des flux et un dataset pour lequel nous </text:span><text:span text:style-name="T23">disposons</text:span><text:span text:style-name="T22"> des trames réseaux brut. </text:span><text:span text:style-name="T23">Malheureusement,</text:span><text:span text:style-name="T22"> ce dernier dispose de moins de jours de récolte que celui juste avec des flux. Nous avons aussi des flux pour le second dataset mais notre objectif est bien de générer des trames réseaux.</text:span></text:p>
      <text:p text:style-name="P14"><text:span text:style-name="T17"><text:tab/>Nous avons appris </text:span><text:span text:style-name="T18">sur la méthode d’évaluation des IDS</text:span><text:span text:style-name="T17"> et sur les </text:span><text:span text:style-name="T18">défauts</text:span><text:span text:style-name="T17"> et avantages des principaux dataset. Nous avons aussi terminé </text:span><text:span text:style-name="T18">de télécharger</text:span><text:span text:style-name="T17"> le dataset de donné</text:span><text:span text:style-name="T18">es</text:span><text:span text:style-name="T17"> bruts (CICIDS2018) et </text:span><text:span text:style-name="T18">nous</text:span><text:span text:style-name="T17"> avons commencé son analyse</text:span></text:p>
      <text:p text:style-name="P13"><text:span text:style-name="T22"><text:tab/></text:span><text:span text:style-name="T23">Cette pré-étude portait donc sur les évaluations d’IDS et les dataset pour détections d’intrusions réseau</text:span></text:p>
      <text:p text:style-name="P9"><text:span text:style-name="T19">2. Ce que les </text:span><text:span text:style-name="T20">encadrants</text:span><text:span text:style-name="T19"> ont ajoutés</text:span></text:p>
      <text:p text:style-name="P10"><text:span text:style-name="T10"><text:tab/></text:span><text:span text:style-name="T13">Le but de ces </text:span><text:span text:style-name="T14">premières</text:span><text:span text:style-name="T13"> semaine est de se familiariser avec le sujet, et d’essayer de voir ce qui a été fait. </text:span><text:span text:style-name="T14">À</text:span><text:span text:style-name="T13"> la fin de cette étude, nous dresserons des objectifs pour ce stage</text:span></text:p>
      <text:p text:style-name="P10"><text:span text:style-name="T11"><text:tab/></text:span><text:span text:style-name="T13">Nous ne </text:span><text:span text:style-name="T14">cherchons</text:span><text:span text:style-name="T13"> pas </text:span><text:span text:style-name="T14">forcément</text:span><text:span text:style-name="T13"> à apprendre les caractéristiques des pcap directement, il peut être </text:span><text:span text:style-name="T14">astucieux</text:span><text:span text:style-name="T13"> de passer par des </text:span><text:span text:style-name="T14">sous-ensembles,</text:span><text:span text:style-name="T13"> si depuis </text:span><text:span text:style-name="T14">ces</text:span><text:span text:style-name="T13"> </text:span><text:span text:style-name="T14">sous-ensembles</text:span><text:span text:style-name="T13"> nous pouvons regenerer des pcap</text:span></text:p>
      <text:p text:style-name="P15"><text:span text:style-name="T12"><text:tab/></text:span><text:span text:style-name="T13">Il faut utiliser de l’expertise en cybersécurité pour savoir quelle</text:span><text:span text:style-name="T14">s</text:span><text:span text:style-name="T13"> caractéristique</text:span><text:span text:style-name="T14">s</text:span><text:span text:style-name="T13"> peuvent être </text:span><text:span text:style-name="T14">extraite</text:span><text:span text:style-name="T13"> des pcap et lesquelles peuvent </text:span><text:span text:style-name="T14">permettre de </text:span><text:span text:style-name="T13">générer des pcap plausibles. </text:span><text:span text:style-name="T14">Un exemple a été donné avec de la grammaire</text:span></text:p>
      <text:p text:style-name="P7"><text:tab/><text:span text:style-name="T27">Les flux du dataset sont </text:span><text:span text:style-name="T28">créés</text:span><text:span text:style-name="T27"> depuis un ensemble de pcap passé par un outil appelé CICFlowMeter, les flux du premier dataset sur 4 ans sont eux directement extrait du routeur via NetFlow7/9. Il est possible de créer des fichiers de flux depuis les pcap, mais nous ne connaissons pas de moyen de créer des pcap plausible depuis des fichiers flux.</text:span></text:p>
      <text:p text:style-name="P15"><text:span text:style-name="T12"><text:tab/></text:span><text:span text:style-name="T14">Il faut commencer à étudier la génération des trames réseaux, il y a beaucoup de méthode différente.</text:span></text:p>
      <text:p text:style-name="P15"><text:span text:style-name="T12"><text:tab/></text:span><text:span text:style-name="T14">Ne pas hésiter à contacter les encadrants pour des références ou des indications.</text:span></text:p>
      <text:p text:style-name="P6">3. Ce <text:span text:style-name="T26">qu’</text:span>il faut faire pour la prochaine séance</text:p>
      <text:p text:style-name="P11"><text:span text:style-name="T6"><text:tab/></text:span><text:span text:style-name="T16">Lire les références sur la génération de données réseaux</text:span></text:p>
      <text:p text:style-name="P11"><text:span text:style-name="T15"><text:tab/></text:span><text:span text:style-name="T16">Comprendre les règles de générations des différents dataset</text:span></text:p>
      <text:p text:style-name="P17"><text:tab/><text:span text:style-name="T28">Voir l’utilisation des GAN ou des Auto Enco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05T18:41:20.690790573</dc:date>
    <meta:editing-duration>PT39M26S</meta:editing-duration>
    <meta:editing-cycles>8</meta:editing-cycles>
    <meta:generator>LibreOffice/6.4.4.2$Linux_X86_64 LibreOffice_project/40$Build-2</meta:generator>
    <meta:document-statistic meta:table-count="0" meta:image-count="0" meta:object-count="0" meta:page-count="1" meta:paragraph-count="21" meta:word-count="416" meta:character-count="2501" meta:non-whitespace-character-count="2091"/>
  </office:meta>
</office:document-meta>
</file>